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31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number-columns-repeated="1017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table:number-columns-repeated="1016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6" office:value-type="string" calcext:value-type="string">
            <text:p>en cours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28" office:value-type="string" calcext:value-type="string">
            <text:p>Ne sera pas 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Ordre du sondage : n2 avant n1 (commencer par vous êtes ?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6" office:value-type="string" calcext:value-type="string">
            <text:p>en cour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84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08:59:15.821715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8T10:45:12.686877847</dc:date>
    <meta:editing-duration>P1DT6M47S</meta:editing-duration>
    <meta:editing-cycles>92</meta:editing-cycles>
    <meta:generator>LibreOffice/6.0.7.3$Linux_X86_64 LibreOffice_project/00m0$Build-3</meta:generator>
    <meta:document-statistic meta:table-count="4" meta:cell-count="306" meta:object-count="0"/>
  </office:meta>
</office:document-meta>
</file>